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45e1f69010" style:family="table" style:master-page-name="ta-mp-0x7f45e1f69010">
      <style:table-properties table:display="true" style:writing-mode="lr-tb"/>
    </style:style>
    <style:style style:name="ta-0x7f45e1f69200" style:family="table" style:master-page-name="ta-mp-0x7f45e1f69200">
      <style:table-properties table:display="true" style:writing-mode="lr-tb"/>
    </style:style>
    <style:style style:name="ta-0x7f45e1f693f0" style:family="table" style:master-page-name="ta-mp-0x7f45e1f693f0">
      <style:table-properties table:display="true" style:writing-mode="lr-tb"/>
    </style:style>
    <style:style style:name="ta-0x7f45e1f695e0" style:family="table" style:master-page-name="ta-mp-0x7f45e1f695e0">
      <style:table-properties table:display="true" style:writing-mode="lr-tb"/>
    </style:style>
    <style:style style:name="ta-0x7f45e1f697d0" style:family="table" style:master-page-name="ta-mp-0x7f45e1f697d0">
      <style:table-properties table:display="true" style:writing-mode="lr-tb"/>
    </style:style>
    <style:style style:name="ta-0x7f45e1f699c0" style:family="table" style:master-page-name="ta-mp-0x7f45e1f699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45e1f5df8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45e1f5e1d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45e1f5f20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5e1f5f32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5e1f5dc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5e1f5feb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45e1f5fc6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45e1f5dd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5e1f5ffe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45e1f5e42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5e1f5f0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45e1f5ef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45e1f5eb1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45e1f6010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45e1f5ec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5e1f6023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45e1f6035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5e1f604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45e1f605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45e1f5e67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45e1f5e79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45e1f5e5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5e1f5e2f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45e1f5de5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5e1f5e9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45e1f5ee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45e1f5f8f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45e1f5f7c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45e1f5ed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5e1f5f57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45e1f5f6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5e1f5e8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45e1f5fb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45e1f5fd9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45e1f5f45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45e1f5e0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5e1f5fa1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45e1f606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5e1f607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45e1f609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OL-1" style:family="table-column">
      <style:table-column-properties style:column-width="108.75pt" style:use-optimal-column-width="true"/>
    </style:style>
    <style:style style:name="ACOL-2" style:family="table-column"/>
    <style:style style:name="ACOL-3" style:family="table-column">
      <style:table-column-properties style:column-width="187.50pt" style:use-optimal-column-width="true"/>
    </style:style>
    <style:style style:name="ACOL-4" style:family="table-column">
      <style:table-column-properties style:column-width="190.50pt" style:use-optimal-column-width="true"/>
    </style:style>
    <style:style style:name="ACOL-5" style:family="table-column">
      <style:table-column-properties style:column-width="59.25pt" style:use-optimal-column-width="true"/>
    </style:style>
    <style:style style:name="ACOL-6" style:family="table-column">
      <style:table-column-properties style:column-width="64.26pt" style:use-optimal-column-width="true"/>
    </style:style>
    <style:style style:name="ACOL-7" style:family="table-column">
      <style:table-column-properties style:column-width="48.75pt" style:use-optimal-column-width="true"/>
    </style:style>
    <style:style style:name="ACOL-8" style:family="table-column">
      <style:table-column-properties style:column-width="81.00pt" style:use-optimal-column-width="true"/>
    </style:style>
    <style:style style:name="ACOL-9" style:family="table-column">
      <style:table-column-properties style:column-width="120.75pt" style:use-optimal-column-width="true"/>
    </style:style>
    <style:style style:name="ACOL-10" style:family="table-column">
      <style:table-column-properties style:column-width="151.50pt" style:use-optimal-column-width="true"/>
    </style:style>
    <style:style style:name="ACOL-11" style:family="table-column">
      <style:table-column-properties style:column-width="54.00pt" style:use-optimal-column-width="true"/>
    </style:style>
    <style:style style:name="ACOL-12" style:family="table-column">
      <style:table-column-properties style:column-width="64.50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45e1f6901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45e1f5df8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45e1f5e1d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45e1f5f200" office:value-type="string">
            <text:p>appForgotPassword</text:p>
          </table:table-cell>
          <table:table-cell table:number-columns-repeated="127" table:style-name="Gnumeric-default"/>
        </table:table-row>
        <table:table-row table:style-name="AROW-2">
          <table:table-cell table:style-name="ACE-0x7f45e1f5f32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2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1_TestData" table:style-name="ta-0x7f45e1f69200" table:print="false">
        <office:forms form:automatic-focus="false" form:apply-design-mode="false">
          <form:form/>
        </office:forms>
        <table:table-column table:default-cell-style-name="ACE-0x7f45e1f5dd30" table:style-name="ACOL-3"/>
        <table:table-column table:default-cell-style-name="ACE-0x7f45e1f5dd30" table:style-name="ACOL-4" table:number-columns-repeated="2"/>
        <table:table-column table:default-cell-style-name="ACE-0x7f45e1f5dd30" table:style-name="ACOL-5"/>
        <table:table-column table:default-cell-style-name="ACE-0x7f45e1f5dd30" table:style-name="ACOL-6"/>
        <table:table-column table:default-cell-style-name="ACE-0x7f45e1f5dd30" table:style-name="ACOL-7"/>
        <table:table-column table:default-cell-style-name="ACE-0x7f45e1f5dd30" table:style-name="ACOL-8"/>
        <table:table-column table:default-cell-style-name="ACE-0x7f45e1f5dd30" table:style-name="ACOL-9"/>
        <table:table-column table:default-cell-style-name="ACE-0x7f45e1f5dd30" table:style-name="ACOL-10"/>
        <table:table-column table:default-cell-style-name="ACE-0x7f45e1f5dd30" table:style-name="ACOL-11"/>
        <table:table-column table:default-cell-style-name="ACE-0x7f45e1f5dd30" table:style-name="ACOL-12"/>
        <table:table-column table:default-cell-style-name="ACE-0x7f45e1f5dd30" table:style-name="ACOL-0" table:number-columns-repeated="117"/>
        <table:table-row table:style-name="AROW-2">
          <table:table-cell table:style-name="ACE-0x7f45e1f5feb8" office:value-type="string">
            <text:p>AppLogin_Email_Address</text:p>
          </table:table-cell>
          <table:table-cell table:style-name="ACE-0x7f45e1f5ffe0" office:value-type="string">
            <text:p>Verification_Text</text:p>
          </table:table-cell>
          <table:table-cell table:number-columns-repeated="126" table:style-name="ACE-0x7f45e1f5dd30"/>
        </table:table-row>
        <table:table-row table:style-name="AROW-2">
          <table:table-cell table:style-name="ACE-0x7f45e1f5fc68" office:value-type="string">
            <text:p>keshav.kashyap@crestechglobal.com</text:p>
          </table:table-cell>
          <table:table-cell table:style-name="ACE-0x7f45e1f5e420" office:value-type="string">
            <text:p>Password sent to your email address</text:p>
          </table:table-cell>
          <table:table-cell table:number-columns-repeated="2" table:style-name="ACE-0x7f45e1f5dd30"/>
          <table:table-cell table:number-columns-repeated="2" table:style-name="ACE-0x7f45e1f5efb0"/>
          <table:table-cell table:number-columns-repeated="122" table:style-name="ACE-0x7f45e1f5dd30"/>
        </table:table-row>
        <table:table-row table:style-name="AROW-4">
          <table:table-cell table:number-columns-repeated="3" table:style-name="ACE-0x7f45e1f5dd30"/>
          <table:table-cell table:style-name="ACE-0x7f45e1f5f0d8"/>
          <table:table-cell table:number-columns-repeated="124" table:style-name="ACE-0x7f45e1f5dd3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0">
          <gnm:selection gnm:start-col="0" gnm:start-row="0" gnm:end-col="1" gnm:end-row="0"/>
        </gnm:selections>
      </table:table>
      <table:table table:name="MQA2_TestData" table:style-name="ta-0x7f45e1f693f0" table:print="false">
        <office:forms form:automatic-focus="false" form:apply-design-mode="false">
          <form:form/>
        </office:forms>
        <table:table-column table:default-cell-style-name="ACE-0x7f45e1f5ec38" table:style-name="ACOL-3"/>
        <table:table-column table:default-cell-style-name="ACE-0x7f45e1f5ec38" table:style-name="ACOL-4" table:number-columns-repeated="2"/>
        <table:table-column table:default-cell-style-name="ACE-0x7f45e1f5ec38" table:style-name="ACOL-5"/>
        <table:table-column table:default-cell-style-name="ACE-0x7f45e1f5ec38" table:style-name="ACOL-6"/>
        <table:table-column table:default-cell-style-name="ACE-0x7f45e1f5ec38" table:style-name="ACOL-7"/>
        <table:table-column table:default-cell-style-name="ACE-0x7f45e1f5ec38" table:style-name="ACOL-8"/>
        <table:table-column table:default-cell-style-name="ACE-0x7f45e1f5ec38" table:style-name="ACOL-9"/>
        <table:table-column table:default-cell-style-name="ACE-0x7f45e1f5ec38" table:style-name="ACOL-10"/>
        <table:table-column table:default-cell-style-name="ACE-0x7f45e1f5ec38" table:style-name="ACOL-11"/>
        <table:table-column table:default-cell-style-name="ACE-0x7f45e1f5ec38" table:style-name="ACOL-12"/>
        <table:table-column table:default-cell-style-name="ACE-0x7f45e1f5ec38" table:style-name="ACOL-0" table:number-columns-repeated="117"/>
        <table:table-row table:style-name="AROW-2">
          <table:table-cell table:style-name="ACE-0x7f45e1f5eb10" office:value-type="string">
            <text:p>AppLogin_Email_Address</text:p>
          </table:table-cell>
          <table:table-cell table:style-name="ACE-0x7f45e1f60230" office:value-type="string">
            <text:p>Verification_Text</text:p>
          </table:table-cell>
          <table:table-cell table:number-columns-repeated="126" table:style-name="ACE-0x7f45e1f5ec38"/>
        </table:table-row>
        <table:table-row table:style-name="AROW-2">
          <table:table-cell table:style-name="ACE-0x7f45e1f60108" office:value-type="string">
            <text:p>keshav.kashyap@crestechglobal.com</text:p>
          </table:table-cell>
          <table:table-cell table:style-name="ACE-0x7f45e1f60358" office:value-type="string">
            <text:p>Password sent to your email address</text:p>
          </table:table-cell>
          <table:table-cell table:number-columns-repeated="2" table:style-name="ACE-0x7f45e1f5ec38"/>
          <table:table-cell table:number-columns-repeated="2" table:style-name="ACE-0x7f45e1f605a8"/>
          <table:table-cell table:number-columns-repeated="122" table:style-name="ACE-0x7f45e1f5ec38"/>
        </table:table-row>
        <table:table-row table:style-name="AROW-4">
          <table:table-cell table:number-columns-repeated="3" table:style-name="ACE-0x7f45e1f5ec38"/>
          <table:table-cell table:style-name="ACE-0x7f45e1f60480"/>
          <table:table-cell table:number-columns-repeated="124" table:style-name="ACE-0x7f45e1f5ec3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45e1f695e0" table:print="false">
        <office:forms form:automatic-focus="false" form:apply-design-mode="false">
          <form:form/>
        </office:forms>
        <table:table-column table:default-cell-style-name="ACE-0x7f45e1f5e548" table:style-name="ACOL-3"/>
        <table:table-column table:default-cell-style-name="ACE-0x7f45e1f5e548" table:style-name="ACOL-4" table:number-columns-repeated="2"/>
        <table:table-column table:default-cell-style-name="ACE-0x7f45e1f5e548" table:style-name="ACOL-5"/>
        <table:table-column table:default-cell-style-name="ACE-0x7f45e1f5e548" table:style-name="ACOL-6"/>
        <table:table-column table:default-cell-style-name="ACE-0x7f45e1f5e548" table:style-name="ACOL-7"/>
        <table:table-column table:default-cell-style-name="ACE-0x7f45e1f5e548" table:style-name="ACOL-8"/>
        <table:table-column table:default-cell-style-name="ACE-0x7f45e1f5e548" table:style-name="ACOL-9"/>
        <table:table-column table:default-cell-style-name="ACE-0x7f45e1f5e548" table:style-name="ACOL-10"/>
        <table:table-column table:default-cell-style-name="ACE-0x7f45e1f5e548" table:style-name="ACOL-11"/>
        <table:table-column table:default-cell-style-name="ACE-0x7f45e1f5e548" table:style-name="ACOL-12"/>
        <table:table-column table:default-cell-style-name="ACE-0x7f45e1f5e548" table:style-name="ACOL-0" table:number-columns-repeated="117"/>
        <table:table-row table:style-name="AROW-2">
          <table:table-cell table:style-name="ACE-0x7f45e1f5e670" office:value-type="string">
            <text:p>AppLogin_Email_Address</text:p>
          </table:table-cell>
          <table:table-cell table:style-name="ACE-0x7f45e1f5e2f8" office:value-type="string">
            <text:p>Verification_Text</text:p>
          </table:table-cell>
          <table:table-cell table:number-columns-repeated="126" table:style-name="ACE-0x7f45e1f5e548"/>
        </table:table-row>
        <table:table-row table:style-name="AROW-2">
          <table:table-cell table:style-name="ACE-0x7f45e1f5e798" office:value-type="string">
            <text:p>keshav.kashyap@crestechglobal.com</text:p>
          </table:table-cell>
          <table:table-cell table:style-name="ACE-0x7f45e1f5de58" office:value-type="string">
            <text:p>Password sent to your email address</text:p>
          </table:table-cell>
          <table:table-cell table:number-columns-repeated="2" table:style-name="ACE-0x7f45e1f5e548"/>
          <table:table-cell table:number-columns-repeated="2" table:style-name="ACE-0x7f45e1f5ee88"/>
          <table:table-cell table:number-columns-repeated="122" table:style-name="ACE-0x7f45e1f5e548"/>
        </table:table-row>
        <table:table-row table:style-name="AROW-4">
          <table:table-cell table:number-columns-repeated="3" table:style-name="ACE-0x7f45e1f5e548"/>
          <table:table-cell table:style-name="ACE-0x7f45e1f5e9e8"/>
          <table:table-cell table:number-columns-repeated="124" table:style-name="ACE-0x7f45e1f5e54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45e1f697d0" table:print="false">
        <office:forms form:automatic-focus="false" form:apply-design-mode="false">
          <form:form/>
        </office:forms>
        <table:table-column table:default-cell-style-name="ACE-0x7f45e1f5ed60" table:style-name="ACOL-3"/>
        <table:table-column table:default-cell-style-name="ACE-0x7f45e1f5ed60" table:style-name="ACOL-4" table:number-columns-repeated="2"/>
        <table:table-column table:default-cell-style-name="ACE-0x7f45e1f5ed60" table:style-name="ACOL-5"/>
        <table:table-column table:default-cell-style-name="ACE-0x7f45e1f5ed60" table:style-name="ACOL-6"/>
        <table:table-column table:default-cell-style-name="ACE-0x7f45e1f5ed60" table:style-name="ACOL-7"/>
        <table:table-column table:default-cell-style-name="ACE-0x7f45e1f5ed60" table:style-name="ACOL-8"/>
        <table:table-column table:default-cell-style-name="ACE-0x7f45e1f5ed60" table:style-name="ACOL-9"/>
        <table:table-column table:default-cell-style-name="ACE-0x7f45e1f5ed60" table:style-name="ACOL-10"/>
        <table:table-column table:default-cell-style-name="ACE-0x7f45e1f5ed60" table:style-name="ACOL-11"/>
        <table:table-column table:default-cell-style-name="ACE-0x7f45e1f5ed60" table:style-name="ACOL-12"/>
        <table:table-column table:default-cell-style-name="ACE-0x7f45e1f5ed60" table:style-name="ACOL-0" table:number-columns-repeated="117"/>
        <table:table-row table:style-name="AROW-2">
          <table:table-cell table:style-name="ACE-0x7f45e1f5f8f0" office:value-type="string">
            <text:p>AppLogin_Email_Address</text:p>
          </table:table-cell>
          <table:table-cell table:style-name="ACE-0x7f45e1f5f578" office:value-type="string">
            <text:p>Verification_Text</text:p>
          </table:table-cell>
          <table:table-cell table:number-columns-repeated="126" table:style-name="ACE-0x7f45e1f5ed60"/>
        </table:table-row>
        <table:table-row table:style-name="AROW-2">
          <table:table-cell table:style-name="ACE-0x7f45e1f5f7c8" office:value-type="string">
            <text:p>keshav.kashyap@crestechglobal.com</text:p>
          </table:table-cell>
          <table:table-cell table:style-name="ACE-0x7f45e1f5f6a0" office:value-type="string">
            <text:p>Password sent to your email address</text:p>
          </table:table-cell>
          <table:table-cell table:number-columns-repeated="2" table:style-name="ACE-0x7f45e1f5ed60"/>
          <table:table-cell table:number-columns-repeated="2" table:style-name="ACE-0x7f45e1f5fb40"/>
          <table:table-cell table:number-columns-repeated="122" table:style-name="ACE-0x7f45e1f5ed60"/>
        </table:table-row>
        <table:table-row table:style-name="AROW-4">
          <table:table-cell table:number-columns-repeated="3" table:style-name="ACE-0x7f45e1f5ed60"/>
          <table:table-cell table:style-name="ACE-0x7f45e1f5e8c0"/>
          <table:table-cell table:number-columns-repeated="124" table:style-name="ACE-0x7f45e1f5ed6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45e1f699c0" table:print="false">
        <office:forms form:automatic-focus="false" form:apply-design-mode="false">
          <form:form/>
        </office:forms>
        <table:table-column table:default-cell-style-name="ACE-0x7f45e1f5e0a8" table:style-name="ACOL-3"/>
        <table:table-column table:default-cell-style-name="ACE-0x7f45e1f5e0a8" table:style-name="ACOL-4" table:number-columns-repeated="2"/>
        <table:table-column table:default-cell-style-name="ACE-0x7f45e1f5e0a8" table:style-name="ACOL-5"/>
        <table:table-column table:default-cell-style-name="ACE-0x7f45e1f5e0a8" table:style-name="ACOL-6"/>
        <table:table-column table:default-cell-style-name="ACE-0x7f45e1f5e0a8" table:style-name="ACOL-7"/>
        <table:table-column table:default-cell-style-name="ACE-0x7f45e1f5e0a8" table:style-name="ACOL-8"/>
        <table:table-column table:default-cell-style-name="ACE-0x7f45e1f5e0a8" table:style-name="ACOL-9"/>
        <table:table-column table:default-cell-style-name="ACE-0x7f45e1f5e0a8" table:style-name="ACOL-10"/>
        <table:table-column table:default-cell-style-name="ACE-0x7f45e1f5e0a8" table:style-name="ACOL-11"/>
        <table:table-column table:default-cell-style-name="ACE-0x7f45e1f5e0a8" table:style-name="ACOL-12"/>
        <table:table-column table:default-cell-style-name="ACE-0x7f45e1f5e0a8" table:style-name="ACOL-0" table:number-columns-repeated="117"/>
        <table:table-row table:style-name="AROW-2">
          <table:table-cell table:style-name="ACE-0x7f45e1f5fd90" office:value-type="string">
            <text:p>AppLogin_Email_Address</text:p>
          </table:table-cell>
          <table:table-cell table:style-name="ACE-0x7f45e1f5fa18" office:value-type="string">
            <text:p>Verification_Text</text:p>
          </table:table-cell>
          <table:table-cell table:number-columns-repeated="126" table:style-name="ACE-0x7f45e1f5e0a8"/>
        </table:table-row>
        <table:table-row table:style-name="AROW-2">
          <table:table-cell table:style-name="ACE-0x7f45e1f5f450" office:value-type="string">
            <text:p>keshav.kashyap@crestechglobal.com</text:p>
          </table:table-cell>
          <table:table-cell table:style-name="ACE-0x7f45e1f606d0" office:value-type="string">
            <text:p>Password sent to your email address</text:p>
          </table:table-cell>
          <table:table-cell table:number-columns-repeated="2" table:style-name="ACE-0x7f45e1f5e0a8"/>
          <table:table-cell table:number-columns-repeated="2" table:style-name="ACE-0x7f45e1f60920"/>
          <table:table-cell table:number-columns-repeated="122" table:style-name="ACE-0x7f45e1f5e0a8"/>
        </table:table-row>
        <table:table-row table:style-name="AROW-4">
          <table:table-cell table:number-columns-repeated="3" table:style-name="ACE-0x7f45e1f5e0a8"/>
          <table:table-cell table:style-name="ACE-0x7f45e1f607f8"/>
          <table:table-cell table:number-columns-repeated="124" table:style-name="ACE-0x7f45e1f5e0a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45e1f393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5e1f14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5e1ebfe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5e26b82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5e1eee0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5e26f33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45e1f69010" style:display-name="TestCase" style:page-layout-name="pl-0x7f45e1f393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5e1f69200" style:display-name="MQA1_TestData" style:page-layout-name="pl-0x7f45e1f14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5e1f693f0" style:display-name="MQA2_TestData" style:page-layout-name="pl-0x7f45e1ebfe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5e1f695e0" style:display-name="MQA3_TestData" style:page-layout-name="pl-0x7f45e26b82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5e1f697d0" style:display-name="MQA4_TestData" style:page-layout-name="pl-0x7f45e1eee0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5e1f699c0" style:display-name="MQA5_TestData" style:page-layout-name="pl-0x7f45e26f33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1:41:17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